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duct 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2" office:value-type="string" calcext:value-type="string">
            <text:p>Story Points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s- und Hilfsklassen: Da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- und Hilfsklassen: Command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- und Hilfsklassen: Panels und Controll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sis- und Hilfsklassen: Mode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 Stammdaten erfas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/>
          <table:table-cell table:formula="of:=SUM([.B2:.B6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hüler suchen: Stammdaten, Anmeldestatus, Dispensation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hüler bearbeiten: Datenblat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 bearbeiten: Stammdat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hüler bearbeiten: Dispensationen hinzufügen / bearbeiten /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/>
          <table:table-cell table:formula="of:=SUM([.B8:.B11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lektionscodes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lektionscodes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lektionscodes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üler bearbeiten: Selektionscodes hinzufügen /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üler suchen: Selektionsco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hüler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hrkraft 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hrkraft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Lehrkraft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mester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mester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mester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 erfass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urs lö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üler bearbeiten: Kurse hinzufügen / lös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hüler suchen: Kur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hülerlisten erstell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/>
          <table:table-cell table:formula="of:=SUM([.B13:.B30])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Mitarbeiter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mithilfe-Codes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ärchenmithilfe-Codes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ärchenmithilfe-Codes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rchen erfas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ärchen lö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rchen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üler suchen: Mär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-Rollen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-Elternmithilfe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ktionsgebühren bearbeit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mesterrechnungen erstell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utschrift/ausstehende Zahlung erfass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ingegangene Zahlung 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chnungsauswahl erstell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chnungs- und Mahnungs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-Mail v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tal offen</text:p>
          </table:table-cell>
          <table:table-cell/>
          <table:table-cell table:formula="of:=SUM([.B32:.B48])" office:value-type="float" office:value="133.5" calcext:value-type="float">
            <text:p>133.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8])" office:value-type="float" office:value="316" calcext:value-type="float">
            <text:p>316</text:p>
          </table:table-cell>
          <table:table-cell table:formula="of:=SUM([.C2:.C49])" office:value-type="float" office:value="316" calcext:value-type="float">
            <text:p>316</text:p>
          </table:table-cell>
        </table:table-row>
      </table:table>
      <table:table table:name="Burndown Beispiel" table:style-name="ta1">
        <table:shapes>
          <draw:frame draw:z-index="0" draw:style-name="gr1" draw:text-style-name="P1" svg:width="15.997cm" svg:height="9.004cm" svg:x="2.423cm" svg:y="5.339cm">
            <draw:object draw:notify-on-update-of-ranges="'Burndown Beispiel'.B1:'Burndown Beispiel'.F1 'Burndown Beispiel'.A2:'Burndown Beispiel'.A2 'Burndown Beispiel'.B2:'Burndown Beispiel'.F2 'Burndown Beispiel'.A3:'Burndown Beispiel'.A3 'Burndown Beispiel'.B3:'Burndown Beispiel'.F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Progres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Scope Changes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pe Changes Beispiele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mountaingoatsoftware.com/agile/scrum/release-burndown/alternative</text:p>
          </table:table-cell>
          <table:table-cell table:number-columns-repeated="5"/>
        </table:table-row>
      </table:table>
      <table:table table:name="Sprint 1" table:style-name="ta1">
        <table:shapes>
          <draw:frame draw:z-index="0" draw:style-name="gr1" draw:text-style-name="P1" svg:width="15.999cm" svg:height="8.999cm" svg:x="2.358cm" svg:y="4.294cm">
            <draw:object draw:notify-on-update-of-ranges="'Sprint 1'.B1:'Sprint 1'.G1 'Sprint 1'.A2:'Sprint 1'.A2 'Sprint 1'.B2:'Sprint 1'.G2 'Sprint 1'.A3:'Sprint 1'.A3 'Sprint 1'.B3:'Sprint 1'.G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ce3"/>
        <table:table-column table:style-name="co4" table:default-cell-style-name="Default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/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52" office:value-type="float" office:value="212" calcext:value-type="float">
            <text:p>212</text:p>
          </table:table-cell>
          <table:table-cell table:formula="of:=[.D3]-52" office:value-type="float" office:value="160" calcext:value-type="float">
            <text:p>160</text:p>
          </table:table-cell>
          <table:table-cell table:formula="of:=[.E3]-52" office:value-type="float" office:value="108" calcext:value-type="float">
            <text:p>108</text:p>
          </table:table-cell>
          <table:table-cell table:formula="of:=[.F3]-52" office:value-type="float" office:value="56" calcext:value-type="float">
            <text:p>56</text:p>
          </table:table-cell>
          <table:table-cell/>
        </table:table-row>
      </table:table>
      <table:table table:name="Sprint 2" table:style-name="ta1">
        <table:shapes>
          <draw:frame draw:z-index="0" draw:style-name="gr1" draw:text-style-name="P1" svg:width="15.999cm" svg:height="8.999cm" svg:x="2.358cm" svg:y="2.036cm">
            <draw:object draw:notify-on-update-of-ranges="'Sprint 2'.B1:'Sprint 2'.G1 'Sprint 2'.A2:'Sprint 2'.A2 'Sprint 2'.B2:'Sprint 2'.G2 'Sprint 2'.A3:'Sprint 2'.A3 'Sprint 2'.B3:'Sprint 2'.G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7" table:default-cell-style-name="ce3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formula="of:=[.C2]-58"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-58" office:value-type="float" office:value="148" calcext:value-type="float">
            <text:p>148</text:p>
          </table:table-cell>
          <table:table-cell table:formula="of:=[.E3]-58" office:value-type="float" office:value="90" calcext:value-type="float">
            <text:p>90</text:p>
          </table:table-cell>
          <table:table-cell table:formula="of:=[.F3]-58" office:value-type="float" office:value="32" calcext:value-type="float">
            <text:p>32</text:p>
          </table:table-cell>
        </table:table-row>
      </table:table>
      <table:table table:name="Sprint 3" table:style-name="ta1">
        <table:shapes>
          <draw:frame draw:z-index="0" draw:style-name="gr1" draw:text-style-name="P1" svg:width="15.999cm" svg:height="8.999cm" svg:x="2.358cm" svg:y="2.036cm">
            <draw:object draw:notify-on-update-of-ranges="'Sprint 3'.B1:'Sprint 3'.G1 'Sprint 3'.A2:'Sprint 3'.A2 'Sprint 3'.B2:'Sprint 3'.G2 'Sprint 3'.A3:'Sprint 3'.A3 'Sprint 3'.B3:'Sprint 3'.G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ce3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formula="of:=[.C2]-58" office:value-type="float" office:value="206" calcext:value-type="float">
            <text:p>206</text:p>
          </table:table-cell>
          <table:table-cell table:formula="of:=[.D2]-72.5" office:value-type="float" office:value="133.5" calcext:value-type="float">
            <text:p>133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]-72.5" office:value-type="float" office:value="61" calcext:value-type="float">
            <text:p>61</text:p>
          </table:table-cell>
          <table:table-cell table:formula="of:=[.F3]-72.5" office:value-type="float" office:value="-11.5" calcext:value-type="float">
            <text:p>-1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 Verwaltung Metzenthin</text:p>
        </style:region-center>
        <style:region-right>
          <text:p>Seite <text:page-number>1</text:page-number></text:p>
        </style:region-right>
      </style:header>
      <style:header-left style:display="false"/>
      <style:footer>
        <style:region-left>
          <text:p><text:sheet-name>???</text:sheet-name></text:p>
        </style:region-left>
        <style:region-right>
          <text:p><text:date style:data-style-name="N2" text:date-value="2015-08-16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.00.0000</text:date>, <text:time style:data-style-name="N2" text:time-value="09:27:00.3485199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0:33:49.300979252</meta:creation-date>
    <meta:generator>LibreOffice/4.2.8.2$Linux_X86_64 LibreOffice_project/420m0$Build-2</meta:generator>
    <dc:date>2015-08-16T09:34:56.743779474</dc:date>
    <meta:editing-duration>PT1H47M4S</meta:editing-duration>
    <meta:editing-cycles>20</meta:editing-cycles>
    <meta:document-statistic meta:table-count="5" meta:cell-count="1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64cm" svg:y="0.316cm" chart:style-name="ch2">
          <text:p>Release Burndown</text:p>
        </chart:title>
        <chart:legend chart:legend-position="end" svg:x="12.809cm" svg:y="3.954cm" style:legend-expansion="high" chart:style-name="ch3"/>
        <chart:plot-area chart:style-name="ch4" table:cell-range-address="'Burndown Beispiel'.B1:'Burndown Beispiel'.F3 'Burndown Beispiel'.A2:'Burndown Beispiel'.A3" chart:data-source-has-labels="both" svg:x="1.33cm" svg:y="1.301cm" svg:width="11.16cm" svg:height="6.543cm">
          <chartooo:coordinate-region svg:x="2.137cm" svg:y="1.5cm" svg:width="10.353cm" svg:height="5.697cm"/>
          <chart:axis chart:dimension="x" chart:name="primary-x" chart:style-name="ch5" chartooo:axis-type="auto">
            <chartooo:date-scale/>
            <chart:title svg:x="6.35cm" svg:y="8.024cm" chart:style-name="ch6">
              <text:p>Sprints</text:p>
            </chart:title>
            <chart:categories table:cell-range-address="'Burndown Beispiel'.B1:'Burndown Beispiel'.F1"/>
          </chart:axis>
          <chart:axis chart:dimension="y" chart:name="primary-y" chart:style-name="ch7">
            <chart:title svg:x="0.451cm" svg:y="5.489cm" chart:style-name="ch8">
              <text:p>Story Points</text:p>
            </chart:title>
            <chart:grid chart:style-name="ch9" chart:class="major"/>
          </chart:axis>
          <chart:series chart:style-name="ch10" chart:values-cell-range-address="'Burndown Beispiel'.B2:'Burndown Beispiel'.F2" chart:label-cell-address="'Burndown Beispiel'.A2:'Burndown Beispiel'.A2" chart:class="chart:bar">
            <chart:data-point chart:repeated="5"/>
          </chart:series>
          <chart:series chart:style-name="ch11" chart:values-cell-range-address="'Burndown Beispiel'.B3:'Burndown Beispiel'.F3" chart:label-cell-address="'Burndown Beispiel'.A3:'Burndown Beispiel'.A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Burndown Beispiel'.B1:'Burndown Beispiel'.F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Burndown Beispiel'.A2:'Burndown Beispiel'.A2</svg:desc>
                </draw:g>
              </table:table-cell>
              <table:table-cell office:value-type="float" office:value="100">
                <text:p>100</text:p>
                <draw:g>
                  <svg:desc>'Burndown Beispiel'.B2:'Burndown Beispiel'.F2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cope Changes</text:p>
                <draw:g>
                  <svg:desc>'Burndown Beispiel'.A3:'Burndown Beispiel'.A3</svg:desc>
                </draw:g>
              </table:table-cell>
              <table:table-cell office:value-type="float" office:value="0">
                <text:p>0</text:p>
                <draw:g>
                  <svg:desc>'Burndown Beispiel'.B3:'Burndown Beispiel'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1</text:p>
        </chart:subtitle>
        <chart:legend chart:legend-position="end" svg:x="13.869cm" svg:y="3.952cm" style:legend-expansion="high" chart:style-name="ch4"/>
        <chart:plot-area chart:style-name="ch5" table:cell-range-address="'Sprint 1'.B1:'Sprint 1'.G3 'Sprint 1'.A2:'Sprint 1'.A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1'.B1:'Sprint 1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1'.B2:'Sprint 1'.G2" chart:label-cell-address="'Sprint 1'.A2:'Sprint 1'.A2" chart:class="chart:bar">
            <chart:data-point chart:repeated="6"/>
          </chart:series>
          <chart:series chart:style-name="ch12" chart:values-cell-range-address="'Sprint 1'.B3:'Sprint 1'.G3" chart:label-cell-address="'Sprint 1'.A3:'Sprint 1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1'.B1:'Sprint 1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1'.A2:'Sprint 1'.A2</svg:desc>
                </draw:g>
              </table:table-cell>
              <table:table-cell office:value-type="float" office:value="316">
                <text:p>316</text:p>
                <draw:g>
                  <svg:desc>'Sprint 1'.B2:'Sprint 1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1'.A3:'Sprint 1'.A3</svg:desc>
                </draw:g>
              </table:table-cell>
              <table:table-cell office:value-type="float" office:value="0">
                <text:p>0</text:p>
                <draw:g>
                  <svg:desc>'Sprint 1'.B3:'Sprint 1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2</text:p>
        </chart:subtitle>
        <chart:legend chart:legend-position="end" svg:x="13.869cm" svg:y="3.952cm" style:legend-expansion="high" chart:style-name="ch4"/>
        <chart:plot-area chart:style-name="ch5" table:cell-range-address="'Sprint 2'.B1:'Sprint 2'.G3 'Sprint 2'.A2:'Sprint 2'.A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2'.B1:'Sprint 2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2'.B2:'Sprint 2'.G2" chart:label-cell-address="'Sprint 2'.A2:'Sprint 2'.A2" chart:class="chart:bar">
            <chart:data-point chart:repeated="6"/>
          </chart:series>
          <chart:series chart:style-name="ch12" chart:values-cell-range-address="'Sprint 2'.B3:'Sprint 2'.G3" chart:label-cell-address="'Sprint 2'.A3:'Sprint 2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2'.B1:'Sprint 2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2'.A2:'Sprint 2'.A2</svg:desc>
                </draw:g>
              </table:table-cell>
              <table:table-cell office:value-type="float" office:value="316">
                <text:p>316</text:p>
                <draw:g>
                  <svg:desc>'Sprint 2'.B2:'Sprint 2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2'.A3:'Sprint 2'.A3</svg:desc>
                </draw:g>
              </table:table-cell>
              <table:table-cell office:value-type="float" office:value="0">
                <text:p>0</text:p>
                <draw:g>
                  <svg:desc>'Sprint 2'.B3:'Sprint 2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3</text:p>
        </chart:subtitle>
        <chart:legend chart:legend-position="end" svg:x="13.869cm" svg:y="3.952cm" style:legend-expansion="high" chart:style-name="ch4"/>
        <chart:plot-area chart:style-name="ch5" table:cell-range-address="'Sprint 3'.B1:'Sprint 3'.G3 'Sprint 3'.A2:'Sprint 3'.A3" chart:data-source-has-labels="both" svg:x="1.331cm" svg:y="2.19cm" svg:width="12.218cm" svg:height="5.649cm">
          <chartooo:coordinate-region svg:x="2.138cm" svg:y="2.389cm" svg:width="11.411cm" svg:height="5.251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3'.B1:'Sprint 3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3'.B2:'Sprint 3'.G2" chart:label-cell-address="'Sprint 3'.A2:'Sprint 3'.A2" chart:class="chart:bar">
            <chart:data-point chart:repeated="6"/>
          </chart:series>
          <chart:series chart:style-name="ch12" chart:values-cell-range-address="'Sprint 3'.B3:'Sprint 3'.G3" chart:label-cell-address="'Sprint 3'.A3:'Sprint 3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3'.B1:'Sprint 3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3'.A2:'Sprint 3'.A2</svg:desc>
                </draw:g>
              </table:table-cell>
              <table:table-cell office:value-type="float" office:value="316">
                <text:p>316</text:p>
                <draw:g>
                  <svg:desc>'Sprint 3'.B2:'Sprint 3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133.5">
                <text:p>13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3'.A3:'Sprint 3'.A3</svg:desc>
                </draw:g>
              </table:table-cell>
              <table:table-cell office:value-type="float" office:value="0">
                <text:p>0</text:p>
                <draw:g>
                  <svg:desc>'Sprint 3'.B3:'Sprint 3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-11.5">
                <text:p>-1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